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2" table:formula="of:=SUM([.H3:.AL3])" table:style-name="ce23">
            <text:p>2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5" table:formula="of:=SUM([.H4:.AL4])" table:style-name="ce23">
            <text:p>15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8" table:formula="of:=SUM([.H8:.AL8])" table:style-name="ce23">
            <text:p>18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1" table:formula="of:=SUM([.M3:.M7])" table:style-name="ce30">
            <text:p>1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1" table:formula="of:=SUM([.O3:.O7])" table:style-name="ce30">
            <text:p>1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2" table:formula="of:=SUM([.T3:.T7])" table:style-name="ce30">
            <text:p>2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13T13:08:10Z</dc:date>
    <meta:editing-cycles>1</meta:editing-cycles>
    <meta:editing-duration>PT21S</meta:editing-duration>
  </office:meta>
</office:document-meta>
</file>